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formula="of:=[.A1]+9" office:value-type="float" office:value="9">
            <text:p>9</text:p>
          </table:table-cell>
          <table:table-cell table:formula="of:=[.B1]+9" office:value-type="float" office:value="10">
            <text:p>10</text:p>
          </table:table-cell>
          <table:table-cell table:formula="of:=[.C1]+9" office:value-type="float" office:value="11">
            <text:p>11</text:p>
          </table:table-cell>
          <table:table-cell table:formula="of:=[.D1]+9" office:value-type="float" office:value="12">
            <text:p>12</text:p>
          </table:table-cell>
          <table:table-cell table:formula="of:=[.E1]+9" office:value-type="float" office:value="13">
            <text:p>13</text:p>
          </table:table-cell>
          <table:table-cell table:formula="of:=[.F1]+9" office:value-type="float" office:value="14">
            <text:p>14</text:p>
          </table:table-cell>
          <table:table-cell table:formula="of:=[.G1]+9" office:value-type="float" office:value="15">
            <text:p>15</text:p>
          </table:table-cell>
          <table:table-cell table:formula="of:=[.H1]+9" office:value-type="float" office:value="16">
            <text:p>16</text:p>
          </table:table-cell>
          <table:table-cell table:formula="of:=[.I1]+9" office:value-type="float" office:value="17">
            <text:p>17</text:p>
          </table:table-cell>
        </table:table-row>
        <table:table-row table:style-name="ro1">
          <table:table-cell table:formula="of:=[.A2]+9" office:value-type="float" office:value="18">
            <text:p>18</text:p>
          </table:table-cell>
          <table:table-cell table:formula="of:=[.B2]+9" office:value-type="float" office:value="19">
            <text:p>19</text:p>
          </table:table-cell>
          <table:table-cell table:formula="of:=[.C2]+9" office:value-type="float" office:value="20">
            <text:p>20</text:p>
          </table:table-cell>
          <table:table-cell table:formula="of:=[.D2]+9" office:value-type="float" office:value="21">
            <text:p>21</text:p>
          </table:table-cell>
          <table:table-cell table:formula="of:=[.E2]+9" office:value-type="float" office:value="22">
            <text:p>22</text:p>
          </table:table-cell>
          <table:table-cell table:formula="of:=[.F2]+9" office:value-type="float" office:value="23">
            <text:p>23</text:p>
          </table:table-cell>
          <table:table-cell table:formula="of:=[.G2]+9" office:value-type="float" office:value="24">
            <text:p>24</text:p>
          </table:table-cell>
          <table:table-cell table:formula="of:=[.H2]+9" office:value-type="float" office:value="25">
            <text:p>25</text:p>
          </table:table-cell>
          <table:table-cell table:formula="of:=[.I2]+9" office:value-type="float" office:value="26">
            <text:p>26</text:p>
          </table:table-cell>
        </table:table-row>
        <table:table-row table:style-name="ro1">
          <table:table-cell table:formula="of:=[.A3]+9" office:value-type="float" office:value="27">
            <text:p>27</text:p>
          </table:table-cell>
          <table:table-cell table:formula="of:=[.B3]+9" office:value-type="float" office:value="28">
            <text:p>28</text:p>
          </table:table-cell>
          <table:table-cell table:formula="of:=[.C3]+9" office:value-type="float" office:value="29">
            <text:p>29</text:p>
          </table:table-cell>
          <table:table-cell table:formula="of:=[.D3]+9" office:value-type="float" office:value="30">
            <text:p>30</text:p>
          </table:table-cell>
          <table:table-cell table:formula="of:=[.E3]+9" office:value-type="float" office:value="31">
            <text:p>31</text:p>
          </table:table-cell>
          <table:table-cell table:formula="of:=[.F3]+9" office:value-type="float" office:value="32">
            <text:p>32</text:p>
          </table:table-cell>
          <table:table-cell table:style-name="ce1" table:formula="of:=[.G3]+9" office:value-type="float" office:value="33">
            <text:p>33</text:p>
          </table:table-cell>
          <table:table-cell table:style-name="ce4" table:formula="of:=[.H3]+9" office:value-type="float" office:value="34">
            <text:p>34</text:p>
          </table:table-cell>
          <table:table-cell table:style-name="ce6" table:formula="of:=[.I3]+9" office:value-type="float" office:value="35">
            <text:p>35</text:p>
          </table:table-cell>
        </table:table-row>
        <table:table-row table:style-name="ro1">
          <table:table-cell table:formula="of:=[.A4]+9" office:value-type="float" office:value="36">
            <text:p>36</text:p>
          </table:table-cell>
          <table:table-cell table:formula="of:=[.B4]+9" office:value-type="float" office:value="37">
            <text:p>37</text:p>
          </table:table-cell>
          <table:table-cell table:formula="of:=[.C4]+9" office:value-type="float" office:value="38">
            <text:p>38</text:p>
          </table:table-cell>
          <table:table-cell table:formula="of:=[.D4]+9" office:value-type="float" office:value="39">
            <text:p>39</text:p>
          </table:table-cell>
          <table:table-cell table:formula="of:=[.E4]+9" office:value-type="float" office:value="40">
            <text:p>40</text:p>
          </table:table-cell>
          <table:table-cell table:formula="of:=[.F4]+9" office:value-type="float" office:value="41">
            <text:p>41</text:p>
          </table:table-cell>
          <table:table-cell table:style-name="ce2" table:formula="of:=[.G4]+9" office:value-type="float" office:value="42">
            <text:p>42</text:p>
          </table:table-cell>
          <table:table-cell table:formula="of:=[.H4]+9" office:value-type="float" office:value="43">
            <text:p>43</text:p>
          </table:table-cell>
          <table:table-cell table:style-name="ce7" table:formula="of:=[.I4]+9" office:value-type="float" office:value="44">
            <text:p>44</text:p>
          </table:table-cell>
        </table:table-row>
        <table:table-row table:style-name="ro1">
          <table:table-cell table:formula="of:=[.A5]+9" office:value-type="float" office:value="45">
            <text:p>45</text:p>
          </table:table-cell>
          <table:table-cell table:formula="of:=[.B5]+9" office:value-type="float" office:value="46">
            <text:p>46</text:p>
          </table:table-cell>
          <table:table-cell table:formula="of:=[.C5]+9" office:value-type="float" office:value="47">
            <text:p>47</text:p>
          </table:table-cell>
          <table:table-cell table:formula="of:=[.D5]+9" office:value-type="float" office:value="48">
            <text:p>48</text:p>
          </table:table-cell>
          <table:table-cell table:formula="of:=[.E5]+9" office:value-type="float" office:value="49">
            <text:p>49</text:p>
          </table:table-cell>
          <table:table-cell table:formula="of:=[.F5]+9" office:value-type="float" office:value="50">
            <text:p>50</text:p>
          </table:table-cell>
          <table:table-cell table:style-name="ce3" table:formula="of:=[.G5]+9" office:value-type="float" office:value="51">
            <text:p>51</text:p>
          </table:table-cell>
          <table:table-cell table:style-name="ce5" table:formula="of:=[.H5]+9" office:value-type="float" office:value="52">
            <text:p>52</text:p>
          </table:table-cell>
          <table:table-cell table:style-name="ce8" table:formula="of:=[.I5]+9" office:value-type="float" office:value="53">
            <text:p>53</text:p>
          </table:table-cell>
        </table:table-row>
        <table:table-row table:style-name="ro1">
          <table:table-cell table:formula="of:=[.A6]+9" office:value-type="float" office:value="54">
            <text:p>54</text:p>
          </table:table-cell>
          <table:table-cell table:formula="of:=[.B6]+9" office:value-type="float" office:value="55">
            <text:p>55</text:p>
          </table:table-cell>
          <table:table-cell table:formula="of:=[.C6]+9" office:value-type="float" office:value="56">
            <text:p>56</text:p>
          </table:table-cell>
          <table:table-cell table:formula="of:=[.D6]+9" office:value-type="float" office:value="57">
            <text:p>57</text:p>
          </table:table-cell>
          <table:table-cell table:formula="of:=[.E6]+9" office:value-type="float" office:value="58">
            <text:p>58</text:p>
          </table:table-cell>
          <table:table-cell table:formula="of:=[.F6]+9" office:value-type="float" office:value="59">
            <text:p>59</text:p>
          </table:table-cell>
          <table:table-cell table:formula="of:=[.G6]+9" office:value-type="float" office:value="60">
            <text:p>60</text:p>
          </table:table-cell>
          <table:table-cell table:formula="of:=[.H6]+9" office:value-type="float" office:value="61">
            <text:p>61</text:p>
          </table:table-cell>
          <table:table-cell table:formula="of:=[.I6]+9" office:value-type="float" office:value="62">
            <text:p>62</text:p>
          </table:table-cell>
        </table:table-row>
        <table:table-row table:style-name="ro1">
          <table:table-cell table:formula="of:=[.A7]+9" office:value-type="float" office:value="63">
            <text:p>63</text:p>
          </table:table-cell>
          <table:table-cell table:formula="of:=[.B7]+9" office:value-type="float" office:value="64">
            <text:p>64</text:p>
          </table:table-cell>
          <table:table-cell table:formula="of:=[.C7]+9" office:value-type="float" office:value="65">
            <text:p>65</text:p>
          </table:table-cell>
          <table:table-cell table:formula="of:=[.D7]+9" office:value-type="float" office:value="66">
            <text:p>66</text:p>
          </table:table-cell>
          <table:table-cell table:formula="of:=[.E7]+9" office:value-type="float" office:value="67">
            <text:p>67</text:p>
          </table:table-cell>
          <table:table-cell table:formula="of:=[.F7]+9" office:value-type="float" office:value="68">
            <text:p>68</text:p>
          </table:table-cell>
          <table:table-cell table:formula="of:=[.G7]+9" office:value-type="float" office:value="69">
            <text:p>69</text:p>
          </table:table-cell>
          <table:table-cell table:formula="of:=[.H7]+9" office:value-type="float" office:value="70">
            <text:p>70</text:p>
          </table:table-cell>
          <table:table-cell table:formula="of:=[.I7]+9" office:value-type="float" office:value="71">
            <text:p>71</text:p>
          </table:table-cell>
        </table:table-row>
        <table:table-row table:style-name="ro1">
          <table:table-cell table:formula="of:=[.A8]+9" office:value-type="float" office:value="72">
            <text:p>72</text:p>
          </table:table-cell>
          <table:table-cell table:formula="of:=[.B8]+9" office:value-type="float" office:value="73">
            <text:p>73</text:p>
          </table:table-cell>
          <table:table-cell table:formula="of:=[.C8]+9" office:value-type="float" office:value="74">
            <text:p>74</text:p>
          </table:table-cell>
          <table:table-cell table:formula="of:=[.D8]+9" office:value-type="float" office:value="75">
            <text:p>75</text:p>
          </table:table-cell>
          <table:table-cell table:formula="of:=[.E8]+9" office:value-type="float" office:value="76">
            <text:p>76</text:p>
          </table:table-cell>
          <table:table-cell table:formula="of:=[.F8]+9" office:value-type="float" office:value="77">
            <text:p>77</text:p>
          </table:table-cell>
          <table:table-cell table:formula="of:=[.G8]+9" office:value-type="float" office:value="78">
            <text:p>78</text:p>
          </table:table-cell>
          <table:table-cell table:formula="of:=[.H8]+9" office:value-type="float" office:value="79">
            <text:p>79</text:p>
          </table:table-cell>
          <table:table-cell table:formula="of:=[.I8]+9" office:value-type="float" office:value="80">
            <text:p>8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9"/>
        </table:table-row>
        <table:table-row table:style-name="ro3">
          <table:table-cell office:value-type="string">
            <text:p>map.put(</text:p>
          </table:table-cell>
          <table:table-cell office:value-type="string">
            <text:p>, </text:p>
          </table:table-cell>
          <table:table-cell office:value-type="string">
            <text:p>);</text:p>
          </table:table-cell>
          <table:table-cell table:number-columns-repeated="6"/>
        </table:table-row>
        <table:table-row table:style-name="ro1">
          <table:table-cell table:formula="of:=[.$A$21]&amp;[.A1]&amp;[.$B$21]&amp;[.A11]&amp;[.$C$21]" office:value-type="string" office:string-value="map.put(0, 6);">
            <text:p>map.put(0, 6);</text:p>
          </table:table-cell>
          <table:table-cell table:formula="of:=[.$A$21]&amp;[.B1]&amp;[.$B$21]&amp;[.B11]&amp;[.$C$21]" office:value-type="string" office:string-value="map.put(1, 5);">
            <text:p>map.put(1, 5);</text:p>
          </table:table-cell>
          <table:table-cell table:formula="of:=[.$A$21]&amp;[.C1]&amp;[.$B$21]&amp;[.C11]&amp;[.$C$21]" office:value-type="string" office:string-value="map.put(2, 2);">
            <text:p>map.put(2, 2);</text:p>
          </table:table-cell>
          <table:table-cell table:formula="of:=[.$A$21]&amp;[.D1]&amp;[.$B$21]&amp;[.D11]&amp;[.$C$21]" office:value-type="string" office:string-value="map.put(3, 9);">
            <text:p>map.put(3, 9);</text:p>
          </table:table-cell>
          <table:table-cell table:formula="of:=[.$A$21]&amp;[.E1]&amp;[.$B$21]&amp;[.E11]&amp;[.$C$21]" office:value-type="string" office:string-value="map.put(4, 3);">
            <text:p>map.put(4, 3);</text:p>
          </table:table-cell>
          <table:table-cell table:formula="of:=[.$A$21]&amp;[.F1]&amp;[.$B$21]&amp;[.F11]&amp;[.$C$21]" office:value-type="string" office:string-value="map.put(5, 4);">
            <text:p>map.put(5, 4);</text:p>
          </table:table-cell>
          <table:table-cell table:formula="of:=[.$A$21]&amp;[.G1]&amp;[.$B$21]&amp;[.G11]&amp;[.$C$21]" office:value-type="string" office:string-value="map.put(6, 8);">
            <text:p>map.put(6, 8);</text:p>
          </table:table-cell>
          <table:table-cell table:formula="of:=[.$A$21]&amp;[.H1]&amp;[.$B$21]&amp;[.H11]&amp;[.$C$21]" office:value-type="string" office:string-value="map.put(7, 1);">
            <text:p>map.put(7, 1);</text:p>
          </table:table-cell>
          <table:table-cell table:formula="of:=[.$A$21]&amp;[.I1]&amp;[.$B$21]&amp;[.I11]&amp;[.$C$21]" office:value-type="string" office:string-value="map.put(8, 7);">
            <text:p>map.put(8, 7);</text:p>
          </table:table-cell>
        </table:table-row>
        <table:table-row table:style-name="ro1">
          <table:table-cell table:formula="of:=[.$A$21]&amp;[.A2]&amp;[.$B$21]&amp;[.A12]&amp;[.$C$21]" office:value-type="string" office:string-value="map.put(9, 8);">
            <text:p>map.put(9, 8);</text:p>
          </table:table-cell>
          <table:table-cell table:formula="of:=[.$A$21]&amp;[.B2]&amp;[.$B$21]&amp;[.B12]&amp;[.$C$21]" office:value-type="string" office:string-value="map.put(10, 9);">
            <text:p>map.put(10, 9);</text:p>
          </table:table-cell>
          <table:table-cell table:formula="of:=[.$A$21]&amp;[.C2]&amp;[.$B$21]&amp;[.C12]&amp;[.$C$21]" office:value-type="string" office:string-value="map.put(11, 7);">
            <text:p>map.put(11, 7);</text:p>
          </table:table-cell>
          <table:table-cell table:formula="of:=[.$A$21]&amp;[.D2]&amp;[.$B$21]&amp;[.D12]&amp;[.$C$21]" office:value-type="string" office:string-value="map.put(12, 1);">
            <text:p>map.put(12, 1);</text:p>
          </table:table-cell>
          <table:table-cell table:formula="of:=[.$A$21]&amp;[.E2]&amp;[.$B$21]&amp;[.E12]&amp;[.$C$21]" office:value-type="string" office:string-value="map.put(13, 5);">
            <text:p>map.put(13, 5);</text:p>
          </table:table-cell>
          <table:table-cell table:formula="of:=[.$A$21]&amp;[.F2]&amp;[.$B$21]&amp;[.F12]&amp;[.$C$21]" office:value-type="string" office:string-value="map.put(14, 6);">
            <text:p>map.put(14, 6);</text:p>
          </table:table-cell>
          <table:table-cell table:formula="of:=[.$A$21]&amp;[.G2]&amp;[.$B$21]&amp;[.G12]&amp;[.$C$21]" office:value-type="string" office:string-value="map.put(15, 2);">
            <text:p>map.put(15, 2);</text:p>
          </table:table-cell>
          <table:table-cell table:formula="of:=[.$A$21]&amp;[.H2]&amp;[.$B$21]&amp;[.H12]&amp;[.$C$21]" office:value-type="string" office:string-value="map.put(16, 4);">
            <text:p>map.put(16, 4);</text:p>
          </table:table-cell>
          <table:table-cell table:formula="of:=[.$A$21]&amp;[.I2]&amp;[.$B$21]&amp;[.I12]&amp;[.$C$21]" office:value-type="string" office:string-value="map.put(17, 3);">
            <text:p>map.put(17, 3);</text:p>
          </table:table-cell>
        </table:table-row>
        <table:table-row table:style-name="ro1">
          <table:table-cell table:formula="of:=[.$A$21]&amp;[.A3]&amp;[.$B$21]&amp;[.A13]&amp;[.$C$21]" office:value-type="string" office:string-value="map.put(18, 4);">
            <text:p>map.put(18, 4);</text:p>
          </table:table-cell>
          <table:table-cell table:formula="of:=[.$A$21]&amp;[.B3]&amp;[.$B$21]&amp;[.B13]&amp;[.$C$21]" office:value-type="string" office:string-value="map.put(19, 3);">
            <text:p>map.put(19, 3);</text:p>
          </table:table-cell>
          <table:table-cell table:formula="of:=[.$A$21]&amp;[.C3]&amp;[.$B$21]&amp;[.C13]&amp;[.$C$21]" office:value-type="string" office:string-value="map.put(20, 1);">
            <text:p>map.put(20, 1);</text:p>
          </table:table-cell>
          <table:table-cell table:formula="of:=[.$A$21]&amp;[.D3]&amp;[.$B$21]&amp;[.D13]&amp;[.$C$21]" office:value-type="string" office:string-value="map.put(21, 7);">
            <text:p>map.put(21, 7);</text:p>
          </table:table-cell>
          <table:table-cell table:formula="of:=[.$A$21]&amp;[.E3]&amp;[.$B$21]&amp;[.E13]&amp;[.$C$21]" office:value-type="string" office:string-value="map.put(22, 2);">
            <text:p>map.put(22, 2);</text:p>
          </table:table-cell>
          <table:table-cell table:formula="of:=[.$A$21]&amp;[.F3]&amp;[.$B$21]&amp;[.F13]&amp;[.$C$21]" office:value-type="string" office:string-value="map.put(23, 8);">
            <text:p>map.put(23, 8);</text:p>
          </table:table-cell>
          <table:table-cell table:formula="of:=[.$A$21]&amp;[.G3]&amp;[.$B$21]&amp;[.G13]&amp;[.$C$21]" office:value-type="string" office:string-value="map.put(24, 5);">
            <text:p>map.put(24, 5);</text:p>
          </table:table-cell>
          <table:table-cell table:formula="of:=[.$A$21]&amp;[.H3]&amp;[.$B$21]&amp;[.H13]&amp;[.$C$21]" office:value-type="string" office:string-value="map.put(25, 9);">
            <text:p>map.put(25, 9);</text:p>
          </table:table-cell>
          <table:table-cell table:formula="of:=[.$A$21]&amp;[.I3]&amp;[.$B$21]&amp;[.I13]&amp;[.$C$21]" office:value-type="string" office:string-value="map.put(26, 6);">
            <text:p>map.put(26, 6);</text:p>
          </table:table-cell>
        </table:table-row>
        <table:table-row table:style-name="ro1">
          <table:table-cell table:formula="of:=[.$A$21]&amp;[.A4]&amp;[.$B$21]&amp;[.A14]&amp;[.$C$21]" office:value-type="string" office:string-value="map.put(27, 1);">
            <text:p>map.put(27, 1);</text:p>
          </table:table-cell>
          <table:table-cell table:formula="of:=[.$A$21]&amp;[.B4]&amp;[.$B$21]&amp;[.B14]&amp;[.$C$21]" office:value-type="string" office:string-value="map.put(28, 7);">
            <text:p>map.put(28, 7);</text:p>
          </table:table-cell>
          <table:table-cell table:formula="of:=[.$A$21]&amp;[.C4]&amp;[.$B$21]&amp;[.C14]&amp;[.$C$21]" office:value-type="string" office:string-value="map.put(29, 5);">
            <text:p>map.put(29, 5);</text:p>
          </table:table-cell>
          <table:table-cell table:formula="of:=[.$A$21]&amp;[.D4]&amp;[.$B$21]&amp;[.D14]&amp;[.$C$21]" office:value-type="string" office:string-value="map.put(30, 6);">
            <text:p>map.put(30, 6);</text:p>
          </table:table-cell>
          <table:table-cell table:formula="of:=[.$A$21]&amp;[.E4]&amp;[.$B$21]&amp;[.E14]&amp;[.$C$21]" office:value-type="string" office:string-value="map.put(31, 9);">
            <text:p>map.put(31, 9);</text:p>
          </table:table-cell>
          <table:table-cell table:formula="of:=[.$A$21]&amp;[.F4]&amp;[.$B$21]&amp;[.F14]&amp;[.$C$21]" office:value-type="string" office:string-value="map.put(32, 3);">
            <text:p>map.put(32, 3);</text:p>
          </table:table-cell>
          <table:table-cell table:formula="of:=[.$A$21]&amp;[.G4]&amp;[.$B$21]&amp;[.G14]&amp;[.$C$21]" office:value-type="string" office:string-value="map.put(33, 4);">
            <text:p>map.put(33, 4);</text:p>
          </table:table-cell>
          <table:table-cell table:formula="of:=[.$A$21]&amp;[.H4]&amp;[.$B$21]&amp;[.H14]&amp;[.$C$21]" office:value-type="string" office:string-value="map.put(34, 2);">
            <text:p>map.put(34, 2);</text:p>
          </table:table-cell>
          <table:table-cell table:formula="of:=[.$A$21]&amp;[.I4]&amp;[.$B$21]&amp;[.I14]&amp;[.$C$21]" office:value-type="string" office:string-value="map.put(35, 8);">
            <text:p>map.put(35, 8);</text:p>
          </table:table-cell>
        </table:table-row>
        <table:table-row table:style-name="ro1">
          <table:table-cell table:formula="of:=[.$A$21]&amp;[.A5]&amp;[.$B$21]&amp;[.A15]&amp;[.$C$21]" office:value-type="string" office:string-value="map.put(36, 9);">
            <text:p>map.put(36, 9);</text:p>
          </table:table-cell>
          <table:table-cell table:formula="of:=[.$A$21]&amp;[.B5]&amp;[.$B$21]&amp;[.B15]&amp;[.$C$21]" office:value-type="string" office:string-value="map.put(37, 8);">
            <text:p>map.put(37, 8);</text:p>
          </table:table-cell>
          <table:table-cell table:formula="of:=[.$A$21]&amp;[.C5]&amp;[.$B$21]&amp;[.C15]&amp;[.$C$21]" office:value-type="string" office:string-value="map.put(38, 4);">
            <text:p>map.put(38, 4);</text:p>
          </table:table-cell>
          <table:table-cell table:formula="of:=[.$A$21]&amp;[.D5]&amp;[.$B$21]&amp;[.D15]&amp;[.$C$21]" office:value-type="string" office:string-value="map.put(39, 2);">
            <text:p>map.put(39, 2);</text:p>
          </table:table-cell>
          <table:table-cell table:formula="of:=[.$A$21]&amp;[.E5]&amp;[.$B$21]&amp;[.E15]&amp;[.$C$21]" office:value-type="string" office:string-value="map.put(40, 7);">
            <text:p>map.put(40, 7);</text:p>
          </table:table-cell>
          <table:table-cell table:formula="of:=[.$A$21]&amp;[.F5]&amp;[.$B$21]&amp;[.F15]&amp;[.$C$21]" office:value-type="string" office:string-value="map.put(41, 5);">
            <text:p>map.put(41, 5);</text:p>
          </table:table-cell>
          <table:table-cell table:formula="of:=[.$A$21]&amp;[.G5]&amp;[.$B$21]&amp;[.G15]&amp;[.$C$21]" office:value-type="string" office:string-value="map.put(42, 6);">
            <text:p>map.put(42, 6);</text:p>
          </table:table-cell>
          <table:table-cell table:formula="of:=[.$A$21]&amp;[.H5]&amp;[.$B$21]&amp;[.H15]&amp;[.$C$21]" office:value-type="string" office:string-value="map.put(43, 3);">
            <text:p>map.put(43, 3);</text:p>
          </table:table-cell>
          <table:table-cell table:formula="of:=[.$A$21]&amp;[.I5]&amp;[.$B$21]&amp;[.I15]&amp;[.$C$21]" office:value-type="string" office:string-value="map.put(44, 1);">
            <text:p>map.put(44, 1);</text:p>
          </table:table-cell>
        </table:table-row>
        <table:table-row table:style-name="ro1">
          <table:table-cell table:formula="of:=[.$A$21]&amp;[.A6]&amp;[.$B$21]&amp;[.A16]&amp;[.$C$21]" office:value-type="string" office:string-value="map.put(45, 3);">
            <text:p>map.put(45, 3);</text:p>
          </table:table-cell>
          <table:table-cell table:formula="of:=[.$A$21]&amp;[.B6]&amp;[.$B$21]&amp;[.B16]&amp;[.$C$21]" office:value-type="string" office:string-value="map.put(46, 2);">
            <text:p>map.put(46, 2);</text:p>
          </table:table-cell>
          <table:table-cell table:formula="of:=[.$A$21]&amp;[.C6]&amp;[.$B$21]&amp;[.C16]&amp;[.$C$21]" office:value-type="string" office:string-value="map.put(47, 6);">
            <text:p>map.put(47, 6);</text:p>
          </table:table-cell>
          <table:table-cell table:formula="of:=[.$A$21]&amp;[.D6]&amp;[.$B$21]&amp;[.D16]&amp;[.$C$21]" office:value-type="string" office:string-value="map.put(48, 4);">
            <text:p>map.put(48, 4);</text:p>
          </table:table-cell>
          <table:table-cell table:formula="of:=[.$A$21]&amp;[.E6]&amp;[.$B$21]&amp;[.E16]&amp;[.$C$21]" office:value-type="string" office:string-value="map.put(49, 8);">
            <text:p>map.put(49, 8);</text:p>
          </table:table-cell>
          <table:table-cell table:formula="of:=[.$A$21]&amp;[.F6]&amp;[.$B$21]&amp;[.F16]&amp;[.$C$21]" office:value-type="string" office:string-value="map.put(50, 1);">
            <text:p>map.put(50, 1);</text:p>
          </table:table-cell>
          <table:table-cell table:formula="of:=[.$A$21]&amp;[.G6]&amp;[.$B$21]&amp;[.G16]&amp;[.$C$21]" office:value-type="string" office:string-value="map.put(51, 9);">
            <text:p>map.put(51, 9);</text:p>
          </table:table-cell>
          <table:table-cell table:formula="of:=[.$A$21]&amp;[.H6]&amp;[.$B$21]&amp;[.H16]&amp;[.$C$21]" office:value-type="string" office:string-value="map.put(52, 7);">
            <text:p>map.put(52, 7);</text:p>
          </table:table-cell>
          <table:table-cell table:formula="of:=[.$A$21]&amp;[.I6]&amp;[.$B$21]&amp;[.I16]&amp;[.$C$21]" office:value-type="string" office:string-value="map.put(53, 5);">
            <text:p>map.put(53, 5);</text:p>
          </table:table-cell>
        </table:table-row>
        <table:table-row table:style-name="ro1">
          <table:table-cell table:formula="of:=[.$A$21]&amp;[.A7]&amp;[.$B$21]&amp;[.A17]&amp;[.$C$21]" office:value-type="string" office:string-value="map.put(54, 2);">
            <text:p>map.put(54, 2);</text:p>
          </table:table-cell>
          <table:table-cell table:formula="of:=[.$A$21]&amp;[.B7]&amp;[.$B$21]&amp;[.B17]&amp;[.$C$21]" office:value-type="string" office:string-value="map.put(55, 4);">
            <text:p>map.put(55, 4);</text:p>
          </table:table-cell>
          <table:table-cell table:formula="of:=[.$A$21]&amp;[.C7]&amp;[.$B$21]&amp;[.C17]&amp;[.$C$21]" office:value-type="string" office:string-value="map.put(56, 8);">
            <text:p>map.put(56, 8);</text:p>
          </table:table-cell>
          <table:table-cell table:formula="of:=[.$A$21]&amp;[.D7]&amp;[.$B$21]&amp;[.D17]&amp;[.$C$21]" office:value-type="string" office:string-value="map.put(57, 3);">
            <text:p>map.put(57, 3);</text:p>
          </table:table-cell>
          <table:table-cell table:formula="of:=[.$A$21]&amp;[.E7]&amp;[.$B$21]&amp;[.E17]&amp;[.$C$21]" office:value-type="string" office:string-value="map.put(58, 6);">
            <text:p>map.put(58, 6);</text:p>
          </table:table-cell>
          <table:table-cell table:formula="of:=[.$A$21]&amp;[.F7]&amp;[.$B$21]&amp;[.F17]&amp;[.$C$21]" office:value-type="string" office:string-value="map.put(59, 7);">
            <text:p>map.put(59, 7);</text:p>
          </table:table-cell>
          <table:table-cell table:formula="of:=[.$A$21]&amp;[.G7]&amp;[.$B$21]&amp;[.G17]&amp;[.$C$21]" office:value-type="string" office:string-value="map.put(60, 1);">
            <text:p>map.put(60, 1);</text:p>
          </table:table-cell>
          <table:table-cell table:formula="of:=[.$A$21]&amp;[.H7]&amp;[.$B$21]&amp;[.H17]&amp;[.$C$21]" office:value-type="string" office:string-value="map.put(61, 5);">
            <text:p>map.put(61, 5);</text:p>
          </table:table-cell>
          <table:table-cell table:formula="of:=[.$A$21]&amp;[.I7]&amp;[.$B$21]&amp;[.I17]&amp;[.$C$21]" office:value-type="string" office:string-value="map.put(62, 9);">
            <text:p>map.put(62, 9);</text:p>
          </table:table-cell>
        </table:table-row>
        <table:table-row table:style-name="ro1">
          <table:table-cell table:formula="of:=[.$A$21]&amp;[.A8]&amp;[.$B$21]&amp;[.A18]&amp;[.$C$21]" office:value-type="string" office:string-value="map.put(63, 5);">
            <text:p>map.put(63, 5);</text:p>
          </table:table-cell>
          <table:table-cell table:formula="of:=[.$A$21]&amp;[.B8]&amp;[.$B$21]&amp;[.B18]&amp;[.$C$21]" office:value-type="string" office:string-value="map.put(64, 1);">
            <text:p>map.put(64, 1);</text:p>
          </table:table-cell>
          <table:table-cell table:formula="of:=[.$A$21]&amp;[.C8]&amp;[.$B$21]&amp;[.C18]&amp;[.$C$21]" office:value-type="string" office:string-value="map.put(65, 3);">
            <text:p>map.put(65, 3);</text:p>
          </table:table-cell>
          <table:table-cell table:formula="of:=[.$A$21]&amp;[.D8]&amp;[.$B$21]&amp;[.D18]&amp;[.$C$21]" office:value-type="string" office:string-value="map.put(66, 8);">
            <text:p>map.put(66, 8);</text:p>
          </table:table-cell>
          <table:table-cell table:formula="of:=[.$A$21]&amp;[.E8]&amp;[.$B$21]&amp;[.E18]&amp;[.$C$21]" office:value-type="string" office:string-value="map.put(67, 4);">
            <text:p>map.put(67, 4);</text:p>
          </table:table-cell>
          <table:table-cell table:formula="of:=[.$A$21]&amp;[.F8]&amp;[.$B$21]&amp;[.F18]&amp;[.$C$21]" office:value-type="string" office:string-value="map.put(68, 9);">
            <text:p>map.put(68, 9);</text:p>
          </table:table-cell>
          <table:table-cell table:formula="of:=[.$A$21]&amp;[.G8]&amp;[.$B$21]&amp;[.G18]&amp;[.$C$21]" office:value-type="string" office:string-value="map.put(69, 7);">
            <text:p>map.put(69, 7);</text:p>
          </table:table-cell>
          <table:table-cell table:formula="of:=[.$A$21]&amp;[.H8]&amp;[.$B$21]&amp;[.H18]&amp;[.$C$21]" office:value-type="string" office:string-value="map.put(70, 6);">
            <text:p>map.put(70, 6);</text:p>
          </table:table-cell>
          <table:table-cell table:formula="of:=[.$A$21]&amp;[.I8]&amp;[.$B$21]&amp;[.I18]&amp;[.$C$21]" office:value-type="string" office:string-value="map.put(71, 2);">
            <text:p>map.put(71, 2);</text:p>
          </table:table-cell>
        </table:table-row>
        <table:table-row table:style-name="ro1">
          <table:table-cell table:formula="of:=[.$A$21]&amp;[.A9]&amp;[.$B$21]&amp;[.A19]&amp;[.$C$21]" office:value-type="string" office:string-value="map.put(72, 7);">
            <text:p>map.put(72, 7);</text:p>
          </table:table-cell>
          <table:table-cell table:formula="of:=[.$A$21]&amp;[.B9]&amp;[.$B$21]&amp;[.B19]&amp;[.$C$21]" office:value-type="string" office:string-value="map.put(73, 6);">
            <text:p>map.put(73, 6);</text:p>
          </table:table-cell>
          <table:table-cell table:formula="of:=[.$A$21]&amp;[.C9]&amp;[.$B$21]&amp;[.C19]&amp;[.$C$21]" office:value-type="string" office:string-value="map.put(74, 9);">
            <text:p>map.put(74, 9);</text:p>
          </table:table-cell>
          <table:table-cell table:formula="of:=[.$A$21]&amp;[.D9]&amp;[.$B$21]&amp;[.D19]&amp;[.$C$21]" office:value-type="string" office:string-value="map.put(75, 5);">
            <text:p>map.put(75, 5);</text:p>
          </table:table-cell>
          <table:table-cell table:formula="of:=[.$A$21]&amp;[.E9]&amp;[.$B$21]&amp;[.E19]&amp;[.$C$21]" office:value-type="string" office:string-value="map.put(76, 1);">
            <text:p>map.put(76, 1);</text:p>
          </table:table-cell>
          <table:table-cell table:formula="of:=[.$A$21]&amp;[.F9]&amp;[.$B$21]&amp;[.F19]&amp;[.$C$21]" office:value-type="string" office:string-value="map.put(77, 2);">
            <text:p>map.put(77, 2);</text:p>
          </table:table-cell>
          <table:table-cell table:formula="of:=[.$A$21]&amp;[.G9]&amp;[.$B$21]&amp;[.G19]&amp;[.$C$21]" office:value-type="string" office:string-value="map.put(78, 3);">
            <text:p>map.put(78, 3);</text:p>
          </table:table-cell>
          <table:table-cell table:formula="of:=[.$A$21]&amp;[.H9]&amp;[.$B$21]&amp;[.H19]&amp;[.$C$21]" office:value-type="string" office:string-value="map.put(79, 8);">
            <text:p>map.put(79, 8);</text:p>
          </table:table-cell>
          <table:table-cell table:formula="of:=[.$A$21]&amp;[.I9]&amp;[.$B$21]&amp;[.I19]&amp;[.$C$21]" office:value-type="string" office:string-value="map.put(80, 4);">
            <text:p>map.put(80, 4);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2" table:number-columns-repeated="3" table:default-cell-style-name="Default"/>
        <table:table-row table:style-name="ro3">
          <table:table-cell office:value-type="string">
            <text:p>map.put(</text:p>
          </table:table-cell>
          <table:table-cell office:value-type="string">
            <text:p>,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number-columns-repeated="2"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ERAL </meta:initial-creator>
    <meta:creation-date>2013-01-24T21:19:44</meta:creation-date>
    <dc:date>2013-01-24T22:42:32</dc:date>
    <dc:creator>NEERAL </dc:creator>
    <meta:editing-duration>PT36M22S</meta:editing-duration>
    <meta:editing-cycles>1</meta:editing-cycles>
    <meta:document-statistic meta:table-count="3" meta:cell-count="330" meta:object-count="0"/>
    <meta:generator>LibreOffice/3.5$Linux_X86_64 LibreOffice_project/350m1$Build-2</meta:generator>
  </office:meta>
</office:document-meta>
</file>